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07H43M00S" calcext:value-type="time">
            <text:p>107:4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Tournament Plataforms and types</text:p>
          </table:table-cell>
          <table:table-cell table:formula="of:=[.C61]-[.B61]" office:value-type="time" office:time-value="PT01H44M00S" calcext:value-type="time">
            <text:p>01:44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Configuring php, composer, laravel and htaccess for production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Cadastro e aprovação de torneios (com recorrência)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Edição de Torneios e Insights (back e front)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ltros de torneio e usuário</text:p>
          </table:table-cell>
          <table:table-cell table:formula="of:=[.C65]-[.B65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Filtros restantes de admin</text:p>
          </table:table-cell>
          <table:table-cell table:formula="of:=[.C66]-[.B66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Início da publicação admin</text:p>
          </table:table-cell>
          <table:table-cell table:formula="of:=[.C67]-[.B6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8H42M00S" calcext:value-type="time">
            <text:p>18:42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Publicação admin</text:p>
          </table:table-cell>
          <table:table-cell table:formula="of:=[.C68]-[.B68]" office:value-type="time" office:time-value="PT00H38M00S" calcext:value-type="time">
            <text:p>00:38:00</text:p>
          </table:table-cell>
          <table:table-cell table:number-columns-repeated="2"/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office:value-type="time" office:time-value="PT16H55M00S" calcext:value-type="time">
            <text:p>16:55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Testes iniciais admin</text:p>
          </table:table-cell>
          <table:table-cell table:formula="of:=[.C69]-[.B69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15M00S" calcext:value-type="time">
            <text:p>01:15:00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Favicon and password reset and update pages</text:p>
          </table:table-cell>
          <table:table-cell table:formula="of:=[.C70]-[.B70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55M00S" calcext:value-type="time">
            <text:p>01:55:00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Página de torneios client integrada</text:p>
          </table:table-cell>
          <table:table-cell table:formula="of:=[.C71]-[.B71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2H20M00S" calcext:value-type="time">
            <text:p>02:2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xed timeInput</text:p>
          </table:table-cell>
          <table:table-cell table:formula="of:=[.C72]-[.B72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4H05M00S" calcext:value-type="time">
            <text:p>04:05:00</text:p>
          </table:table-cell>
          <table:table-cell office:value-type="time" office:time-value="PT04H40M00S" calcext:value-type="time">
            <text:p>04:40:00</text:p>
          </table:table-cell>
          <table:table-cell office:value-type="string" calcext:value-type="string">
            <text:p>Fixed htaccess redirects</text:p>
          </table:table-cell>
          <table:table-cell table:formula="of:=[.C73]-[.B73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20" calcext:value-type="date">
            <text:p>20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50M00S" calcext:value-type="time">
            <text:p>22:50:00</text:p>
          </table:table-cell>
          <table:table-cell office:value-type="string" calcext:value-type="string">
            <text:p>Show notifications from user backend</text:p>
          </table:table-cell>
          <table:table-cell table:formula="of:=[.C74]-[.B7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time" office:time-value="PT18H20M00S" calcext:value-type="time">
            <text:p>18:20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Notifications fetch frontend</text:p>
          </table:table-cell>
          <table:table-cell table:formula="of:=[.C75]-[.B75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time" office:time-value="PT19H40M00S" calcext:value-type="time">
            <text:p>19:40:00</text:p>
          </table:table-cell>
          <table:table-cell office:value-type="time" office:time-value="PT21H35M00S" calcext:value-type="time">
            <text:p>21:35:00</text:p>
          </table:table-cell>
          <table:table-cell office:value-type="string" calcext:value-type="string">
            <text:p>Enable regular notification modal</text:p>
          </table:table-cell>
          <table:table-cell table:formula="of:=[.C76]-[.B76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5-22" calcext:value-type="date">
            <text:p>22/05/22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Enable regular notification integration</text:p>
          </table:table-cell>
          <table:table-cell table:formula="of:=[.C77]-[.B7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time" office:time-value="PT18H40M00S" calcext:value-type="time">
            <text:p>18:40:00</text:p>
          </table:table-cell>
          <table:table-cell table:style-name="Default"/>
          <table:table-cell/>
          <table:table-cell table:formula="of:=[.C78]-[.B78]" office:value-type="time" office:time-value="-PT18H40M00S" calcext:value-type="time">
            <text:p>-18:4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9]-[.B7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0]-[.B8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1]-[.B8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2]-[.B8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3]-[.B83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 style:data-style-name="N2" text:time-value="16:35:43.12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22T18:47:04.665000000</dc:date>
    <meta:editing-duration>P8DT21H22M17S</meta:editing-duration>
    <meta:editing-cycles>182</meta:editing-cycles>
    <meta:generator>LibreOffice/7.2.5.2$Windows_X86_64 LibreOffice_project/499f9727c189e6ef3471021d6132d4c694f357e5</meta:generator>
    <meta:document-statistic meta:table-count="1" meta:cell-count="393" meta:object-count="0"/>
  </office:meta>
</office:document-meta>
</file>